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000cbf" officeooo:paragraph-rsid="00000cb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rsid="00000cbf" officeooo:paragraph-rsid="00000cb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066a4" officeooo:paragraph-rsid="000066a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5406c" officeooo:paragraph-rsid="0005406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084069" officeooo:paragraph-rsid="0008406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0bbde7" officeooo:paragraph-rsid="000bbde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db6c4" officeooo:paragraph-rsid="000db6c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0eb1f6" officeooo:paragraph-rsid="000eb1f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0f1441" officeooo:paragraph-rsid="000f144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3b6d3" officeooo:paragraph-rsid="0013b6d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148bb4" officeooo:paragraph-rsid="00148bb4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48bb4" officeooo:paragraph-rsid="00177cb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189637" officeooo:paragraph-rsid="0018963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officeooo:rsid="001939da" officeooo:paragraph-rsid="001939d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normal" officeooo:rsid="001ab4c8" officeooo:paragraph-rsid="001ab4c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1c3e9f" officeooo:paragraph-rsid="001c3e9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1cf29e" officeooo:paragraph-rsid="001cf29e" style:font-weight-asian="normal" style:font-weight-complex="normal"/>
    </style:style>
    <style:style style:name="T1" style:family="text">
      <style:text-properties officeooo:rsid="00043d52"/>
    </style:style>
    <style:style style:name="T2" style:family="text">
      <style:text-properties officeooo:rsid="000d22aa"/>
    </style:style>
    <style:style style:name="T3" style:family="text">
      <style:text-properties officeooo:rsid="000e295a"/>
    </style:style>
    <style:style style:name="T4" style:family="text">
      <style:text-properties officeooo:rsid="00108c10"/>
    </style:style>
    <style:style style:name="T5" style:family="text">
      <style:text-properties officeooo:rsid="001238bb"/>
    </style:style>
    <style:style style:name="T6" style:family="text">
      <style:text-properties officeooo:rsid="00177cb0"/>
    </style:style>
    <style:style style:name="T7" style:family="text">
      <style:text-properties officeooo:rsid="0019a4e0"/>
    </style:style>
    <style:style style:name="T8" style:family="text">
      <style:text-properties officeooo:rsid="001c3d1c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O – Programação Orientada a Objetos</text:p>
      <text:p text:style-name="P1">Prof. Marcello Thiry</text:p>
      <text:p text:style-name="P1">Roteiro 02 – Exercícios de Fixação</text:p>
      <text:p text:style-name="P1"/>
      <text:p text:style-name="P1">1. O que significa a classe Person ser uma superclasse de Student?</text:p>
      <text:p text:style-name="P1"/>
      <text:p text:style-name="P3">It means that student has everything that person has, given that it is not defined as private. <text:span text:style-name="T1">In other words, student IS A person. Also, person is a generalization of student.</text:span></text:p>
      <text:p text:style-name="P1"/>
      <text:p text:style-name="P1">2. O que significa a classe Student ser uma subclasse de Person?</text:p>
      <text:p text:style-name="P1"/>
      <text:p text:style-name="P4">Same as above, also, student is a specification of person.</text:p>
      <text:p text:style-name="P1"/>
      <text:p text:style-name="P1">3. Qual a relação entre o relacionamento de generalização/especialização (herança), abstração e reusabilidade?</text:p>
      <text:p text:style-name="P1"/>
      <text:p text:style-name="P5">When inheritance is applied, there is usually abstraction included with it, which implies in reusability. When a inheritance is defined, abstract classes and methods can occur, meaning that the subclasses will have to redefine the abstract methods. Furthermore, reusability occurs when the superclass defines a method that may be reused (without being modified) by its subclasses.</text:p>
      <text:p text:style-name="P1"/>
      <text:p text:style-name="P1">4. Faz sentido dizer que um objeto instanciado a partir da classe Student tem um objeto Person dentro dele (justifique sua resposta)?</text:p>
      <text:p text:style-name="P1"/>
      <text:p text:style-name="P6">Yes, due to the fact that student IS A person, that is, person is the superclass of student. <text:span text:style-name="T2">Moreover, student has everything that person has (giving that it is not private) and more some specific methods and attributes that belongs specifically to the student.</text:span></text:p>
      <text:p text:style-name="P1"/>
      <text:p text:style-name="P1">5. Qual classe é mais abstrata (Person ou Student) e por que?</text:p>
      <text:p text:style-name="P1"/>
      <text:p text:style-name="P7">Person, because it is a more general class. <text:span text:style-name="T3">Also,</text:span> <text:span text:style-name="T3">student can specify (remove some of its abstraction) from person.</text:span></text:p>
      <text:p text:style-name="P1"/>
      <text:p text:style-name="P1">6. Qual classe é mais reutilizável (Person ou Student) e por que?</text:p>
      <text:p text:style-name="P1"/>
      <text:p text:style-name="P8">Person, because it is a more general class, it can spread (have more children) compared to student.</text:p>
      <text:p text:style-name="P1"/>
      <text:p text:style-name="P1">7. Qual classe é mais genérica (Person ou Student) e por que?</text:p>
      <text:p text:style-name="P1"/>
      <text:p text:style-name="P9">Person, because if can have a broader range of subclasses. Its methods and attributes can be used more <text:span text:style-name="T4">widely</text:span>. <text:span text:style-name="T5">As student is a specification, and the specification continues to occur, less generic (and more specific) the class will become.</text:span></text:p>
      <text:p text:style-name="P1"/>
      <text:p text:style-name="P1">8. Para acessar os atributos definidos em Person, podemos trocar sua visibilidade para public ou protected?</text:p>
      <text:p text:style-name="P1"/>
      <text:p text:style-name="P10">We can, however, it is not wise to do so. OPP includes encapsulation, which means that private attributes must be accessed through methods made plublic.</text:p>
      <text:p text:style-name="P1"/>
      <text:p text:style-name="P1"><text:soft-page-break/>9. Qual a diferença entre os tipos de visibilidade (private, protected, public, package)?</text:p>
      <text:p text:style-name="P1"/>
      <text:p text:style-name="P12">Public - <text:span text:style-name="T6">Can be accessed by the calss itself, by its subclasses, by classes from other packages that are its subclasses (and its own subclasses)</text:span></text:p>
      <text:p text:style-name="P12">Protected – <text:span text:style-name="T6">Can be accessed by the calss itself, by its subclasses and by classes from other packages that are its subclasses.</text:span></text:p>
      <text:p text:style-name="P11"><text:span text:style-name="T6">Package – Can be accessed by the class itself and by its subclasses.</text:span></text:p>
      <text:p text:style-name="P12">Private - Can be accessed only by the class itself.</text:p>
      <text:p text:style-name="P1"/>
      <text:p text:style-name="P1">10. Todas as operações devem ser públicas?</text:p>
      <text:p text:style-name="P1"/>
      <text:p text:style-name="P13">Not necessarily, because that may be methods that only the class itself should use (private), as there also be methods that only the superclass and its subclasses <text:span text:style-name="T8">(and/or the package) </text:span>should use (protected).</text:p>
      <text:p text:style-name="P1"/>
      <text:p text:style-name="P1">11. Quando utilizamos operações públicas e quando utilizamos privadas?</text:p>
      <text:p text:style-name="P1"/>
      <text:p text:style-name="P14">Public when it is OK to any class <text:span text:style-name="T7">to </text:span>use. Private when just the class itself should use it.</text:p>
      <text:p text:style-name="P1"/>
      <text:p text:style-name="P1">12. Quando utilizamos operações protegidas?</text:p>
      <text:p text:style-name="P1"/>
      <text:p text:style-name="P15">When we want the <text:span text:style-name="T8">class itself, the subclasses, and the same package to use it.</text:span></text:p>
      <text:p text:style-name="P1"/>
      <text:p text:style-name="P1">13. Como garantir que um atributo definido como privado na superclasse possa ser acessado somente pelos métodos de suas subclasses?</text:p>
      <text:p text:style-name="P1"/>
      <text:p text:style-name="P16">We could make protected methods to access these private attributes.</text:p>
      <text:p text:style-name="P1"/>
      <text:p text:style-name="P1"><text:span text:style-name="T9">14</text:span>. Qual a diferença entre operação e método?</text:p>
      <text:p text:style-name="P1"/>
      <text:p text:style-name="P17">No difference.</text:p>
      <text:p text:style-name="P1"/>
      <text:p text:style-name="P1">15. Quais as orientações para dar nome a uma classe?</text:p>
      <text:p text:style-name="P1"/>
      <text:p text:style-name="P2"/>
      <text:p text:style-name="P1"/>
      <text:p text:style-name="P1">16. Quais as orientações para dar nome a um atributo?</text:p>
      <text:p text:style-name="P1"/>
      <text:p text:style-name="P1"/>
      <text:p text:style-name="P1">17. Em quais situações percebemos que a classe não representa uma boa abstração?</text:p>
      <text:p text:style-name="P1"/>
      <text:p text:style-name="P1"/>
      <text:p text:style-name="P1">18. O que é a assinatura de uma operação?</text:p>
      <text:p text:style-name="P1"/>
      <text:p text:style-name="P1"/>
      <text:p text:style-name="P1">19. O que é um objeto imutável?</text:p>
      <text:p text:style-name="P1"/>
      <text:p text:style-name="P1"/>
      <text:p text:style-name="P1">20. Durante a modelagem de um sistema, como identificamos as classes que serão necessárias?</text:p>
      <text:p text:style-name="P1"><text:soft-page-break/></text:p>
      <text:p text:style-name="P1"/>
      <text:p text:style-name="P1">21. Defina coesão e relacione este conceito com OO.</text:p>
      <text:p text:style-name="P1"/>
      <text:p text:style-name="P1"/>
      <text:p text:style-name="P1">22. Com relação ao último passo da atividade 03 ( PersonListTest ):</text:p>
      <text:p text:style-name="P1"><text:tab/>a. Qual conceito fundamental OO foi utilizado para permitir um vetor de Person receber objetos Student e Employee ?</text:p>
      <text:p text:style-name="P1"><text:tab/>b. Você notou que não foram instanciados objetos Person ? Por que?</text:p>
      <text:p text:style-name="P1"><text:tab/>c. Observando as operações createStudent(...) e createEmployee(...) , o que poderíamos melhorar na modelagem e implementação das nossas classes de entidade ( Person , Student e Employee )?</text:p>
      <text:p text:style-name="P1"/>
      <text:p text:style-name="P1"/>
      <text:p text:style-name="P1">23. Qual a diferença entre uma classe abstrata e uma classe concreta?</text:p>
      <text:p text:style-name="P1"/>
      <text:p text:style-name="P1"/>
      <text:p text:style-name="P1">24. Por que (e/ou quando) utilizamos classes abstratas?</text:p>
      <text:p text:style-name="P1"/>
      <text:p text:style-name="P1"/>
      <text:p text:style-name="P1">25. O que é um padrão de projeto (design pattern)?</text:p>
      <text:p text:style-name="P1"/>
      <text:p text:style-name="P1"/>
      <text:p text:style-name="P1">26. Qual a vantagem de utilizar padrões de projeto (design patterns)?</text:p>
      <text:p text:style-name="P1"/>
      <text:p text:style-name="P1"/>
      <text:p text:style-name="P1">27. Quais as vantagens e desvantagens do padrão Telescoping?</text:p>
      <text:p text:style-name="P1"/>
      <text:p text:style-name="P1"/>
      <text:p text:style-name="P1">28. Por que não implementamos o padrão Telescoping na classe Person ?</text:p>
      <text:p text:style-name="P1"/>
      <text:p text:style-name="P1"/>
      <text:p text:style-name="P1">29. O que é code smell (ou bad smell)?</text:p>
      <text:p text:style-name="P1"/>
      <text:p text:style-name="P1"/>
      <text:p text:style-name="P1">30. O que é polimorfismo?</text:p>
      <text:p text:style-name="P1"/>
      <text:p text:style-name="P1"/>
      <text:p text:style-name="P1">31. Qual a vantagem de utilizar polimorfismo?</text:p>
      <text:p text:style-name="P1"/>
      <text:p text:style-name="P1"/>
      <text:p text:style-name="P1">32. Qual a relação entre classes abstratas e polimorfismo (este tipo de polimorfismo é chamado de inclusão ou de subtipo)?</text:p>
      <text:p text:style-name="P1"/>
      <text:p text:style-name="P1"/>
      <text:p text:style-name="P1">33. O que é sobrecarga de operações (classificada como polimorfismo ad-hoc ou aparente)?</text:p>
      <text:p text:style-name="P1"/>
      <text:p text:style-name="P1"/>
      <text:p text:style-name="P1">34. Quais as orientações para o uso adequado de sobrecarga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3:48:20.349445560</meta:creation-date>
    <dc:date>2017-09-19T16:28:47.395072154</dc:date>
    <meta:editing-duration>PT2H9M52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843" meta:character-count="5091" meta:non-whitespace-character-count="4298"/>
  </office:meta>
</office:document-meta>
</file>